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suario</text:p>
      <text:p text:style-name="P1">Corinthian</text:p>
      <text:p text:style-name="P1">Sistema de Gestión de Bibliotecas</text:p>
      <text:p text:style-name="P1"/>
      <text:p text:style-name="P1">Año 2016</text:p>
      <text:p text:style-name="Standard"/>
      <text:p text:style-name="Standard"/>
      <text:p text:style-name="P2">Manual de Usuari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Stark</meta:initial-creator>
    <meta:creation-date>2016-02-24T14:55:48.46</meta:creation-date>
    <meta:document-statistic meta:table-count="0" meta:image-count="0" meta:object-count="0" meta:page-count="2" meta:paragraph-count="5" meta:word-count="14" meta:character-count="85"/>
    <dc:date>2016-02-24T17:16:17.52</dc:date>
    <dc:creator>Alex Stark</dc:creator>
    <meta:editing-duration>PT1H50M8S</meta:editing-duration>
    <meta:editing-cycles>1</meta:editing-cycles>
    <meta:generator>OpenOffice/4.1.2$Win32 OpenOffice.org_project/412m3$Build-9782</meta:generator>
  </office:meta>
</office:document-meta>
</file>